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HAPTER II: GOVERNANCE STRUCTURE</text:p>
      <text:p text:style-name="Preformatted_20_Text"/>
      <text:p text:style-name="Preformatted_20_Text">Three-Tiered Democratic Framework</text:p>
      <text:p text:style-name="Preformatted_20_Text"/>
      <text:p text:style-name="Preformatted_20_Text">---</text:p>
      <text:p text:style-name="Preformatted_20_Text"/>
      <text:p text:style-name="Preformatted_20_Text">ARTICLE 4: GLOBAL GOVERNANCE</text:p>
      <text:p text:style-name="Preformatted_20_Text"/>
      <text:p text:style-name="Preformatted_20_Text">United Earth Assembly (UEA)</text:p>
      <text:p text:style-name="Preformatted_20_Text"/>
      <text:p text:style-name="Preformatted_20_Text">The United Earth Assembly serves as the primary legislative body with the following structure:</text:p>
      <text:p text:style-name="Preformatted_20_Text"/>
      <text:p text:style-name="Preformatted_20_Text">Composition</text:p>
      <text:p text:style-name="Preformatted_20_Text">- 1,000 representatives allocated by population</text:p>
      <text:p text:style-name="Preformatted_20_Text">- Additional 100 seats reserved for indigenous peoples</text:p>
      <text:p text:style-name="Preformatted_20_Text">- 50 seats for marginalized communities</text:p>
      <text:p text:style-name="Preformatted_20_Text">- 50 seats for randomly selected citizens</text:p>
      <text:p text:style-name="Preformatted_20_Text">- Terms of 4 years with staggered elections</text:p>
      <text:p text:style-name="Preformatted_20_Text"/>
      <text:p text:style-name="Preformatted_20_Text">Powers and Authority</text:p>
      <text:p text:style-name="Preformatted_20_Text"><text:soft-page-break/>- Enact global legislation on matters within constitutional scope</text:p>
      <text:p text:style-name="Preformatted_20_Text">- Approve global budgets and resource allocations</text:p>
      <text:p text:style-name="Preformatted_20_Text">- Ratify international treaties and agreements</text:p>
      <text:p text:style-name="Preformatted_20_Text">- Establish and oversee specialized agencies</text:p>
      <text:p text:style-name="Preformatted_20_Text">- Conduct oversight of executive functions</text:p>
      <text:p text:style-name="Preformatted_20_Text"/>
      <text:p text:style-name="Preformatted_20_Text">Leadership Structure ("No King, No Veto")</text:p>
      <text:p text:style-name="Preformatted_20_Text">- Rotating facilitation every 6 months among regional groups</text:p>
      <text:p text:style-name="Preformatted_20_Text">- No single permanent chair or president</text:p>
      <text:p text:style-name="Preformatted_20_Text">- Consensus-seeking as primary decision method</text:p>
      <text:p text:style-name="Preformatted_20_Text">- Supermajority (67%) requirement for major decisions</text:p>
      <text:p text:style-name="Preformatted_20_Text">- Regional veto power only on matters affecting regional sovereignty</text:p>
      <text:p text:style-name="Preformatted_20_Text"/>
      <text:p text:style-name="Preformatted_20_Text">ARTICLE 5: REGIONAL GOVERNANCE</text:p>
      <text:p text:style-name="Preformatted_20_Text"/>
      <text:p text:style-name="Preformatted_20_Text">Continental Federations</text:p>
      <text:p text:style-name="Preformatted_20_Text"/>
      <text:p text:style-name="Preformatted_20_Text">Six continental federations provide intermediate governance:</text:p>
      <text:p text:style-name="Preformatted_20_Text"/>
      <text:p text:style-name="Preformatted_20_Text">1. African Federation</text:p>
      <text:p text:style-name="Preformatted_20_Text">2. European Federation</text:p>
      <text:p text:style-name="Preformatted_20_Text"><text:soft-page-break/>3. Asian-Pacific Confederation</text:p>
      <text:p text:style-name="Preformatted_20_Text">4. American Federation</text:p>
      <text:p text:style-name="Preformatted_20_Text">5. Oceanic Federation</text:p>
      <text:p text:style-name="Preformatted_20_Text">6. Arctic Federation</text:p>
      <text:p text:style-name="Preformatted_20_Text"/>
      <text:p text:style-name="Preformatted_20_Text">Functions and Responsibilities</text:p>
      <text:p text:style-name="Preformatted_20_Text">- Coordinate regional development and infrastructure</text:p>
      <text:p text:style-name="Preformatted_20_Text">- Harmonize trade and environmental policies</text:p>
      <text:p text:style-name="Preformatted_20_Text">- Represent regional interests in global assembly</text:p>
      <text:p text:style-name="Preformatted_20_Text">- Manage cross-border cooperation and integration</text:p>
      <text:p text:style-name="Preformatted_20_Text">- Preserve cultural diversity within regions</text:p>
      <text:p text:style-name="Preformatted_20_Text"/>
      <text:p text:style-name="Preformatted_20_Text">Governance Structure</text:p>
      <text:p text:style-name="Preformatted_20_Text">- Regional assemblies with proportional representation</text:p>
      <text:p text:style-name="Preformatted_20_Text">- Regional councils for executive coordination</text:p>
      <text:p text:style-name="Preformatted_20_Text">- Regional courts for judicial functions</text:p>
      <text:p text:style-name="Preformatted_20_Text">- Specialized agencies for regional needs</text:p>
      <text:p text:style-name="Preformatted_20_Text"/>
      <text:p text:style-name="Preformatted_20_Text">ARTICLE 6: LOCAL AND NATIONAL GOVERNANCE</text:p>
      <text:p text:style-name="Preformatted_20_Text"/>
      <text:p text:style-name="Preformatted_20_Text">Sovereign Local Governments</text:p>
      <text:p text:style-name="Preformatted_20_Text"><text:soft-page-break/></text:p>
      <text:p text:style-name="Preformatted_20_Text">National and local governments retain authority over:</text:p>
      <text:p text:style-name="Preformatted_20_Text"/>
      <text:p text:style-name="Preformatted_20_Text">Cultural Affairs</text:p>
      <text:p text:style-name="Preformatted_20_Text">- Language policy and education</text:p>
      <text:p text:style-name="Preformatted_20_Text">- Religious freedom and practice</text:p>
      <text:p text:style-name="Preformatted_20_Text">- Cultural heritage preservation</text:p>
      <text:p text:style-name="Preformatted_20_Text">- Arts and cultural development</text:p>
      <text:p text:style-name="Preformatted_20_Text">- Social customs and traditions</text:p>
      <text:p text:style-name="Preformatted_20_Text"/>
      <text:p text:style-name="Preformatted_20_Text">Internal Governance</text:p>
      <text:p text:style-name="Preformatted_20_Text">- Local administration and services</text:p>
      <text:p text:style-name="Preformatted_20_Text">- Education and healthcare delivery</text:p>
      <text:p text:style-name="Preformatted_20_Text">- Justice and law enforcement</text:p>
      <text:p text:style-name="Preformatted_20_Text">- Economic development and regulation</text:p>
      <text:p text:style-name="Preformatted_20_Text">- Environmental protection within borders</text:p>
      <text:p text:style-name="Preformatted_20_Text"/>
      <text:p text:style-name="Preformatted_20_Text">Adaptation Requirements</text:p>
      <text:p text:style-name="Preformatted_20_Text">- Implement global policies with local adaptation</text:p>
      <text:p text:style-name="Preformatted_20_Text">- Uphold universal rights and standards</text:p>
      <text:p text:style-name="Preformatted_20_Text">- Participate in regional and global cooperation</text:p>
      <text:p text:style-name="Preformatted_20_Text"><text:soft-page-break/>- Report on compliance and progress</text:p>
      <text:p text:style-name="Preformatted_20_Text">- Contribute resources for global common goods</text:p>
      <text:p text:style-name="Preformatted_20_Text"/>
      <text:p text:style-name="Preformatted_20_Text">ARTICLE 7: EXECUTIVE AND ADMINISTRATIVE BODIES</text:p>
      <text:p text:style-name="Preformatted_20_Text"/>
      <text:p text:style-name="Preformatted_20_Text">Global Council</text:p>
      <text:p text:style-name="Preformatted_20_Text"/>
      <text:p text:style-name="Preformatted_20_Text">Composition and Structure</text:p>
      <text:p text:style-name="Preformatted_20_Text">- One representative from each continental federation</text:p>
      <text:p text:style-name="Preformatted_20_Text">- Additional representatives for major global issues</text:p>
      <text:p text:style-name="Preformatted_20_Text">- Rotating presidency every 6 months</text:p>
      <text:p text:style-name="Preformatted_20_Text">- Professional civil service for implementation</text:p>
      <text:p text:style-name="Preformatted_20_Text">- Regional balance in all appointments</text:p>
      <text:p text:style-name="Preformatted_20_Text"/>
      <text:p text:style-name="Preformatted_20_Text">Responsibilities</text:p>
      <text:p text:style-name="Preformatted_20_Text">- Implement assembly decisions and legislation</text:p>
      <text:p text:style-name="Preformatted_20_Text">- Coordinate global policy and programs</text:p>
      <text:p text:style-name="Preformatted_20_Text">- Manage emergencies and crisis response</text:p>
      <text:p text:style-name="Preformatted_20_Text">- Represent global community in international relations</text:p>
      <text:p text:style-name="Preformatted_20_Text">- Administer global agencies and programs</text:p>
      <text:p text:style-name="Preformatted_20_Text"/>
      <text:p text:style-name="Preformatted_20_Text"><text:soft-page-break/>Specialized Agencies</text:p>
      <text:p text:style-name="Preformatted_20_Text"/>
      <text:p text:style-name="Preformatted_20_Text">1. Public Health Agency</text:p>
      <text:p text:style-name="Preformatted_20_Text"><text:s text:c="3"/>- Global disease surveillance and response</text:p>
      <text:p text:style-name="Preformatted_20_Text"><text:s text:c="3"/>- Health standards and guidelines</text:p>
      <text:p text:style-name="Preformatted_20_Text"><text:s text:c="3"/>- Medical research coordination</text:p>
      <text:p text:style-name="Preformatted_20_Text"><text:s text:c="3"/>- Healthcare system support</text:p>
      <text:p text:style-name="Preformatted_20_Text"/>
      <text:p text:style-name="Preformatted_20_Text">2. Environmental Protection Agency</text:p>
      <text:p text:style-name="Preformatted_20_Text"><text:s text:c="3"/>- Climate change mitigation and adaptation</text:p>
      <text:p text:style-name="Preformatted_20_Text"><text:s text:c="3"/>- Biodiversity conservation</text:p>
      <text:p text:style-name="Preformatted_20_Text"><text:s text:c="3"/>- Pollution control and monitoring</text:p>
      <text:p text:style-name="Preformatted_20_Text"><text:s text:c="3"/>- Ecosystem restoration</text:p>
      <text:p text:style-name="Preformatted_20_Text"/>
      <text:p text:style-name="Preformatted_20_Text">3. Science and Innovation Agency</text:p>
      <text:p text:style-name="Preformatted_20_Text"><text:s text:c="3"/>- Research coordination and funding</text:p>
      <text:p text:style-name="Preformatted_20_Text"><text:s text:c="3"/>- Technology development and transfer</text:p>
      <text:p text:style-name="Preformatted_20_Text"><text:s text:c="3"/>- Innovation promotion and support</text:p>
      <text:p text:style-name="Preformatted_20_Text"><text:s text:c="3"/>- Knowledge sharing systems</text:p>
      <text:p text:style-name="Preformatted_20_Text"/>
      <text:p text:style-name="Preformatted_20_Text">4. Social Development Agency</text:p>
      <text:p text:style-name="Preformatted_20_Text"><text:soft-page-break/><text:s text:c="3"/>- Poverty reduction programs</text:p>
      <text:p text:style-name="Preformatted_20_Text"><text:s text:c="3"/>- Education system support</text:p>
      <text:p text:style-name="Preformatted_20_Text"><text:s text:c="3"/>- Social protection systems</text:p>
      <text:p text:style-name="Preformatted_20_Text"><text:s text:c="3"/>- Equality and inclusion initiatives</text:p>
      <text:p text:style-name="Preformatted_20_Text"/>
      <text:p text:style-name="Preformatted_20_Text">5. Digital Governance Agency</text:p>
      <text:p text:style-name="Preformatted_20_Text"><text:s text:c="3"/>- Internet access and digital rights</text:p>
      <text:p text:style-name="Preformatted_20_Text"><text:s text:c="3"/>- Data protection and privacy</text:p>
      <text:p text:style-name="Preformatted_20_Text"><text:s text:c="3"/>- Artificial intelligence oversight</text:p>
      <text:p text:style-name="Preformatted_20_Text"><text:s text:c="3"/>- Digital infrastructure development</text:p>
      <text:p text:style-name="Preformatted_20_Text"/>
      <text:p text:style-name="Preformatted_20_Text">6. Disaster Response Agency</text:p>
      <text:p text:style-name="Preformatted_20_Text"><text:s text:c="3"/>- Emergency coordination and response</text:p>
      <text:p text:style-name="Preformatted_20_Text"><text:s text:c="3"/>- Disaster risk reduction</text:p>
      <text:p text:style-name="Preformatted_20_Text"><text:s text:c="3"/>- Humanitarian assistance</text:p>
      <text:p text:style-name="Preformatted_20_Text"><text:s text:c="3"/>- Reconstruction and recovery</text:p>
      <text:p text:style-name="Preformatted_20_Text"/>
      <text:p text:style-name="Preformatted_20_Text">7. Ethics Oversight Council</text:p>
      <text:p text:style-name="Preformatted_20_Text"><text:s text:c="3"/>- Technology ethics review</text:p>
      <text:p text:style-name="Preformatted_20_Text"><text:s text:c="3"/>- Moral guidance on complex issues</text:p>
      <text:p text:style-name="Preformatted_20_Text"><text:s text:c="3"/>- Citizen values and principles</text:p>
      <text:p text:style-name="Preformatted_20_Text"><text:soft-page-break/><text:s text:c="3"/>- Cultural sensitivity and adaptation</text:p>
      <text:p text:style-name="Preformatted_20_Text"/>
      <text:p text:style-name="Preformatted_20_Text">ARTICLE 8: JUDICIARY AND ENFORCEMENT</text:p>
      <text:p text:style-name="Preformatted_20_Text"/>
      <text:p text:style-name="Preformatted_20_Text">World Court System</text:p>
      <text:p text:style-name="Preformatted_20_Text"/>
      <text:p text:style-name="Preformatted_20_Text">Structure</text:p>
      <text:p text:style-name="Preformatted_20_Text">- 15 judges serving 9-year non-renewable terms</text:p>
      <text:p text:style-name="Preformatted_20_Text">- Geographic and cultural diversity representation</text:p>
      <text:p text:style-name="Preformatted_20_Text">- Regional balance in appointments</text:p>
      <text:p text:style-name="Preformatted_20_Text">- Professional judicial staff and support</text:p>
      <text:p text:style-name="Preformatted_20_Text">- Independence from political pressure</text:p>
      <text:p text:style-name="Preformatted_20_Text"/>
      <text:p text:style-name="Preformatted_20_Text">Jurisdiction</text:p>
      <text:p text:style-name="Preformatted_20_Text">- Constitutional interpretation and disputes</text:p>
      <text:p text:style-name="Preformatted_20_Text">- Crimes against humanity and genocide</text:p>
      <text:p text:style-name="Preformatted_20_Text">- War crimes and ecocide</text:p>
      <text:p text:style-name="Preformatted_20_Text">- International treaty violations</text:p>
      <text:p text:style-name="Preformatted_20_Text">- Cross-border criminal cases</text:p>
      <text:p text:style-name="Preformatted_20_Text"/>
      <text:p text:style-name="Preformatted_20_Text">Global Anti-Corruption Tribunal</text:p>
      <text:p text:style-name="Preformatted_20_Text"><text:soft-page-break/></text:p>
      <text:p text:style-name="Preformatted_20_Text">Composition and Powers</text:p>
      <text:p text:style-name="Preformatted_20_Text">- Specialized judges and prosecutors</text:p>
      <text:p text:style-name="Preformatted_20_Text">- Asset recovery and restitution authority</text:p>
      <text:p text:style-name="Preformatted_20_Text">- International cooperation mechanisms</text:p>
      <text:p text:style-name="Preformatted_20_Text">- Victim compensation programs</text:p>
      <text:p text:style-name="Preformatted_20_Text">- Deterrence and prevention initiatives</text:p>
      <text:p text:style-name="Preformatted_20_Text"/>
      <text:p text:style-name="Preformatted_20_Text">Enforcement Mechanisms</text:p>
      <text:p text:style-name="Preformatted_20_Text"/>
      <text:p text:style-name="Preformatted_20_Text">Global Peacekeeping Service</text:p>
      <text:p text:style-name="Preformatted_20_Text">- Civilian-led peace operations</text:p>
      <text:p text:style-name="Preformatted_20_Text">- Protection of human rights</text:p>
      <text:p text:style-name="Preformatted_20_Text">- Environmental monitoring and enforcement</text:p>
      <text:p text:style-name="Preformatted_20_Text">- Disaster response and humanitarian assistance</text:p>
      <text:p text:style-name="Preformatted_20_Text"/>
      <text:p text:style-name="Preformatted_20_Text">Compliance and Monitoring</text:p>
      <text:p text:style-name="Preformatted_20_Text">- Regular reporting and inspection</text:p>
      <text:p text:style-name="Preformatted_20_Text">- Citizen complaint mechanisms</text:p>
      <text:p text:style-name="Preformatted_20_Text">- Independent oversight and audit</text:p>
      <text:p text:style-name="Preformatted_20_Text">- Graduated sanctions for non-compliance</text:p>
      <text:p text:style-name="Preformatted_20_Text"><text:soft-page-break/></text:p>
      <text:p text:style-name="Preformatted_20_Text">---</text:p>
      <text:p text:style-name="Preformatted_20_Text"/>
      <text:p text:style-name="Preformatted_20_Text">Implementation Considerations</text:p>
      <text:p text:style-name="Preformatted_20_Text"/>
      <text:p text:style-name="Preformatted_20_Text">Gradual Development</text:p>
      <text:p text:style-name="Preformatted_20_Text">- Start with enhanced cooperation between existing institutions</text:p>
      <text:p text:style-name="Preformatted_20_Text">- Develop capacity and experience over time</text:p>
      <text:p text:style-name="Preformatted_20_Text">- Learn from pilot programs and best practices</text:p>
      <text:p text:style-name="Preformatted_20_Text">- Adapt to cultural and political contexts</text:p>
      <text:p text:style-name="Preformatted_20_Text"/>
      <text:p text:style-name="Preformatted_20_Text">Capacity Building</text:p>
      <text:p text:style-name="Preformatted_20_Text">- Training programs for officials and civil servants</text:p>
      <text:p text:style-name="Preformatted_20_Text">- Technical assistance for developing nations</text:p>
      <text:p text:style-name="Preformatted_20_Text">- Knowledge sharing and exchange programs</text:p>
      <text:p text:style-name="Preformatted_20_Text">- Institutional development support</text:p>
      <text:p text:style-name="Preformatted_20_Text"/>
      <text:p text:style-name="Preformatted_20_Text">Resource Allocation</text:p>
      <text:p text:style-name="Preformatted_20_Text">- Progressive funding based on capacity and need</text:p>
      <text:p text:style-name="Preformatted_20_Text">- Technical assistance and capacity building</text:p>
      <text:p text:style-name="Preformatted_20_Text">- Technology transfer and knowledge sharing</text:p>
      <text:p text:style-name="Preformatted_20_Text"><text:soft-page-break/>- Equal participation opportunities</text:p>
      <text:p text:style-name="Preformatted_20_Text"/>
      <text:p text:style-name="Preformatted_20_Text">---</text:p>
      <text:p text:style-name="Preformatted_20_Text"/>
      <text:p text:style-name="Preformatted_20_Text">Document Information:</text:p>
      <text:p text:style-name="Preformatted_20_Text">Chapter: II</text:p>
      <text:p text:style-name="Preformatted_20_Text">Pages: 8</text:p>
      <text:p text:style-name="Preformatted_20_Text">Word Count: 1,000</text:p>
      <text:p text:style-name="Preformatted_20_Text">Focus: Governance structure and institutions</text:p>
      <text:p text:style-name="Preformatted_20_Text">Version: 1.0</text:p>
      <text:p text:style-name="Preformatted_20_Text">Date: 2025-12-1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1" meta:paragraph-count="172" meta:word-count="821" meta:character-count="6018" meta:non-whitespace-character-count="5285"/>
    <meta:generator>LibreOffice/7.3.7.2$Linux_X86_64 LibreOffice_project/30$Build-2</meta:generator>
  </office:meta>
</office:document-meta>
</file>